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tyle="italic" officeooo:rsid="001944d3" officeooo:paragraph-rsid="001944d3" style:font-style-asian="italic" style:font-style-complex="italic"/>
    </style:style>
    <style:style style:name="P2" style:family="paragraph" style:parent-style-name="Standard">
      <style:paragraph-properties fo:text-align="justify" style:justify-single-word="false"/>
      <style:text-properties fo:font-style="italic" fo:font-weight="normal" officeooo:rsid="001944d3" officeooo:paragraph-rsid="001944d3" style:font-style-asian="italic" style:font-weight-asian="normal" style:font-style-complex="italic" style:font-weight-complex="normal"/>
    </style:style>
    <style:style style:name="P3" style:family="paragraph" style:parent-style-name="Standard">
      <style:paragraph-properties fo:text-align="justify" style:justify-single-word="false"/>
      <style:text-properties fo:font-style="italic" fo:font-weight="normal" officeooo:rsid="001944d3" officeooo:paragraph-rsid="001b3be2" style:font-style-asian="italic" style:font-weight-asian="normal" style:font-style-complex="italic" style:font-weight-complex="normal"/>
    </style:style>
    <style:style style:name="P4" style:family="paragraph" style:parent-style-name="Standard">
      <style:paragraph-properties fo:text-align="justify" style:justify-single-word="false"/>
      <style:text-properties fo:font-size="14pt" fo:font-style="italic" fo:font-weight="bold" officeooo:rsid="001d49ba" officeooo:paragraph-rsid="001d49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font-size="14pt" fo:font-style="italic" fo:font-weight="bold" officeooo:rsid="00210179" officeooo:paragraph-rsid="00210179"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font-size="14pt" fo:font-style="italic" fo:font-weight="bold" officeooo:rsid="0023c258" officeooo:paragraph-rsid="0023c258"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font-size="12pt" fo:font-style="italic" fo:font-weight="normal" officeooo:rsid="001d49ba" officeooo:paragraph-rsid="001d49ba"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fo:font-size="12pt" fo:font-style="italic" fo:font-weight="normal" officeooo:rsid="00210179" officeooo:paragraph-rsid="00210179"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fo:font-size="12pt" fo:font-style="italic" fo:font-weight="normal" officeooo:rsid="002578d3" officeooo:paragraph-rsid="002578d3"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fo:font-size="12pt" fo:font-style="italic" fo:font-weight="normal" officeooo:rsid="0025f45e" officeooo:paragraph-rsid="0025f45e"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fo:font-style="italic" fo:font-weight="bold" officeooo:rsid="001944d3" officeooo:paragraph-rsid="001944d3"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fo:font-style="italic" fo:font-weight="normal" officeooo:rsid="001a59a4" officeooo:paragraph-rsid="001944d3"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fo:font-size="14pt" fo:font-style="italic" fo:font-weight="bold" officeooo:rsid="001d49ba" officeooo:paragraph-rsid="001d49ba" style:font-size-asian="12.25pt" style:font-style-asian="italic" style:font-weight-asian="bold" style:font-size-complex="14pt" style:font-style-complex="italic" style:font-weight-complex="bold"/>
    </style:style>
    <style:style style:name="P14" style:family="paragraph" style:parent-style-name="Standard">
      <style:paragraph-properties fo:text-align="justify" style:justify-single-word="false"/>
      <style:text-properties fo:font-size="14pt" fo:font-style="italic" fo:font-weight="bold" officeooo:rsid="00282d4a" officeooo:paragraph-rsid="00282d4a" style:font-size-asian="14pt" style:font-style-asian="italic" style:font-weight-asian="bold" style:font-size-complex="14pt" style:font-style-complex="italic" style:font-weight-complex="bold"/>
    </style:style>
    <style:style style:name="P15" style:family="paragraph" style:parent-style-name="Standard">
      <style:paragraph-properties fo:text-align="justify" style:justify-single-word="false"/>
      <style:text-properties fo:font-size="12pt" fo:font-style="italic" fo:font-weight="bold" officeooo:rsid="001f4764" officeooo:paragraph-rsid="001d49ba" style:font-size-asian="10.5pt" style:font-style-asian="italic" style:font-weight-asian="bold" style:font-size-complex="12pt" style:font-style-complex="italic" style:font-weight-complex="bold"/>
    </style:style>
    <style:style style:name="P16" style:family="paragraph" style:parent-style-name="Standard">
      <style:paragraph-properties fo:text-align="justify" style:justify-single-word="false"/>
      <style:text-properties fo:font-size="12pt" fo:font-style="italic" fo:font-weight="bold" officeooo:rsid="0025f45e" officeooo:paragraph-rsid="002578d3" style:font-size-asian="10.5pt" style:font-style-asian="italic" style:font-weight-asian="bold" style:font-size-complex="12pt" style:font-style-complex="italic" style:font-weight-complex="bold"/>
    </style:style>
    <style:style style:name="P17" style:family="paragraph" style:parent-style-name="Standard">
      <style:paragraph-properties fo:text-align="justify" style:justify-single-word="false"/>
      <style:text-properties fo:font-size="12pt" fo:font-style="italic" fo:font-weight="normal" officeooo:rsid="00282d4a" officeooo:paragraph-rsid="00282d4a"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justify" style:justify-single-word="false"/>
      <style:text-properties fo:font-size="12pt" fo:font-style="italic" fo:font-weight="normal" officeooo:rsid="00282d4a" officeooo:paragraph-rsid="0029ee7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justify" style:justify-single-word="false"/>
      <style:text-properties fo:font-size="12pt" fo:font-style="italic" fo:font-weight="normal" officeooo:rsid="00282d4a" officeooo:paragraph-rsid="002b1056" style:font-size-asian="10.5pt" style:font-style-asian="italic" style:font-weight-asian="normal" style:font-size-complex="12pt"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1a59a4" style:font-weight-asian="bold" style:font-weight-complex="bold"/>
    </style:style>
    <style:style style:name="T3" style:family="text">
      <style:text-properties fo:font-weight="bold" officeooo:rsid="001f4764" style:font-weight-asian="bold" style:font-weight-complex="bold"/>
    </style:style>
    <style:style style:name="T4" style:family="text">
      <style:text-properties fo:font-weight="bold" officeooo:rsid="0025f45e" style:font-weight-asian="bold" style:font-weight-complex="bold"/>
    </style:style>
    <style:style style:name="T5" style:family="text">
      <style:text-properties fo:font-weight="bold" officeooo:rsid="002b1056" style:font-weight-asian="bold" style:font-weight-complex="bold"/>
    </style:style>
    <style:style style:name="T6" style:family="text">
      <style:text-properties officeooo:rsid="001a59a4"/>
    </style:style>
    <style:style style:name="T7" style:family="text">
      <style:text-properties officeooo:rsid="001b3be2"/>
    </style:style>
    <style:style style:name="T8" style:family="text">
      <style:text-properties officeooo:rsid="001d49ba"/>
    </style:style>
    <style:style style:name="T9" style:family="text">
      <style:text-properties officeooo:rsid="001f4764"/>
    </style:style>
    <style:style style:name="T10" style:family="text">
      <style:text-properties officeooo:rsid="0021442d"/>
    </style:style>
    <style:style style:name="T11" style:family="text">
      <style:text-properties officeooo:rsid="0022f546"/>
    </style:style>
    <style:style style:name="T12" style:family="text">
      <style:text-properties officeooo:rsid="0023c258"/>
    </style:style>
    <style:style style:name="T13" style:family="text">
      <style:text-properties officeooo:rsid="0025f45e"/>
    </style:style>
    <style:style style:name="T14" style:family="text">
      <style:text-properties officeooo:rsid="002724a1"/>
    </style:style>
    <style:style style:name="T15" style:family="text">
      <style:text-properties officeooo:rsid="0029ee7e"/>
    </style:style>
    <style:style style:name="T16" style:family="text">
      <style:text-properties officeooo:rsid="002b10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ada de Rede</text:p>
      <text:p text:style-name="P1"/>
      <text:p text:style-name="P1">* Principal papel é de <text:span text:style-name="T1">Fowarding</text:span> e <text:span text:style-name="T1">Routing</text:span></text:p>
      <text:p text:style-name="P11"/>
      <text:p text:style-name="P13">4 INTRODUÇÃO</text:p>
      <text:p text:style-name="P11"/>
      <text:p text:style-name="P2">→ Fowarding: transferir pacote que chega pelo enlace de chegada até o enlace de saida</text:p>
      <text:p text:style-name="P2">→ Routing: através de tabelas de encaminhamento decidir para onde os pacotes vão (datagramas). Existem dois tipos de algoritmos para criar essa tabela</text:p>
      <text:p text:style-name="P2"><text:tab/>→ Algoritmos centralizados: algoritmo implementado em um único ponto e distribuido <text:tab/>para vários roteadores</text:p>
      <text:p text:style-name="P2"><text:tab/>→ Algoritmos descentralizados: algoritmo implementado em cada roteadores.</text:p>
      <text:p text:style-name="P2"/>
      <text:p text:style-name="P2">→ Parecido com o TCP, a camada de Rede também tem uma outra função importante, que se chama <text:span text:style-name="T1">connection setup</text:span>. Isso significa que assim como no TCP, algumas vezes é necessário que os comutadores se preparem antes do começo do fluxo de dados, assim como no three -way handshake. Algumas arquiteturas de camada de rede requerem esse tipo de handshake (ATM, MPLS, frame realay).</text:p>
      <text:p text:style-name="P2"/>
      <text:p text:style-name="P2">→<text:span text:style-name="T6"> A camada de Rede pode prover alguns serviços em termos de entrega de pacotes (</text:span><text:span text:style-name="T2">network service model</text:span><text:span text:style-name="T6">):</text:span></text:p>
      <text:p text:style-name="P12"><text:tab/>→ Entrega garantida: esse serviço garante que o pacote chega ao host destino.</text:p>
      <text:p text:style-name="P12"><text:tab/>→ Entrega garantida com um limite no atraso: além de garantir que o pacote chegue, <text:tab/>garante um limite de atraso entre os hosts.</text:p>
      <text:p text:style-name="P12"><text:tab/>→ Entrega de pacotes em ordem</text:p>
      <text:p text:style-name="P2"><text:tab/>→<text:span text:style-name="T6"> Garantia de largura minima de banda: garante que chegue os pacotes sempre ao destino <text:tab/>desde que eles sejam enviados na mesma taxa de bits do enlace.</text:span></text:p>
      <text:p text:style-name="P3"><text:tab/>→<text:span text:style-name="T7"> Guaranteed maximum jitter: garante que o tempo de transmissão entre dois pacotes no <text:tab/>host origem seja o mesmo da chegada de dois pacotes ao host de destino.</text:span></text:p>
      <text:p text:style-name="P3"><text:tab/>→<text:span text:style-name="T7"> Serviços de segurança: a camada de rede no host origem é capaz de encriptografar a <text:tab/>carga útil que será transportada. Quando chega no host destino essa carga é <text:tab/>descriptografada. É feito usando uma chave conhecida apenas pelo emissor e o receptor. </text:span></text:p>
      <text:p text:style-name="P3"/>
      <text:p text:style-name="P3">→<text:span text:style-name="T8"> Existem algumas arquiteturas da camada de Rede que provem serviços diferentes. Entre elas:</text:span></text:p>
      <text:p text:style-name="P3"><text:tab/>→<text:span text:style-name="T8"> Internet (best effor<text:tab/>t) : serviço básico, quase não garante nada.</text:span></text:p>
      <text:p text:style-name="P3"><text:tab/>→<text:span text:style-name="T8"> ATM (taxa constante de bits): serviço mais completo, garantindo muitas das funções <text:tab/>vistas acima.</text:span></text:p>
      <text:p text:style-name="P3"><text:tab/>→<text:span text:style-name="T8"> ATM (taxa disponível de bits): é um pouco melhor do que o best effort (Internet).</text:span></text:p>
      <text:p text:style-name="P3"/>
      <text:p text:style-name="P4">4.2 Virtual Circuit and Datagram Networks</text:p>
      <text:p text:style-name="P4"/>
      <text:p text:style-name="P7">→ Assim como na camada de Transporte, existem serviços na camada de Rede que ocorrem com ou sem conexão. Ou seja, pode ser que se tenha uma handshake entre os host primeiramente, ou não (Exemplo do TCP <text:s/>e UDP). Apesar de serem análogos, existem algumas diferenças:</text:p>
      <text:p text:style-name="P7"><text:tab/>→<text:span text:style-name="T9"> Na camada de rede, esses serviços são serviços de host-to-host providos pela camada de <text:tab/>rede para a camada de transporte. Na camada de transporte, são serviços de process-to-<text:tab/>process providos pela camada de transporte para a camada de aplicação.</text:span></text:p>
      <text:p text:style-name="P7"><text:tab/>→ A implementação do serviço orientado a conexão na camada de transporte e o na <text:tab/>camada de rede são fundamentalmente diferentes. Na camada de transporte, esse serviço é <text:tab/>implementado na borda da Internet, já na camada de rede, o serviço tanto pode ser <text:tab/>implementado no núcleo de rede como nos hosts. </text:p>
      <text:p text:style-name="P7"><text:soft-page-break/>→<text:span text:style-name="T9"> As arquiteturas de rede que provêm o serviço de conexão (handshake) são chamadas de </text:span><text:span text:style-name="T3">virtual-circuit networks (VC).</text:span></text:p>
      <text:p text:style-name="P15"/>
      <text:p text:style-name="P7"><text:span text:style-name="T3">→ </text:span><text:span text:style-name="T9">As arquiteturas de rede que provêm serviços sem conexão, são chamadas de </text:span><text:span text:style-name="T3">datagram networks.</text:span></text:p>
      <text:p text:style-name="P15"/>
      <text:p text:style-name="P5">4.2.1 Virtual-Circuit Networks</text:p>
      <text:p text:style-name="P5"/>
      <text:p text:style-name="P8">→ <text:span text:style-name="T10">Os pacotes passam pela rede com um número de VC no header. Esse número indica o enlace que o pacote deve seguir. Ao chegar em cada roteador, esse header é modificado e o roteador envia o pacote para o enlace correto. O roteador é capaz de saber o enlace correto devido a tabela de encaminhamento. </text:span></text:p>
      <text:p text:style-name="P8"/>
      <text:p text:style-name="P8">→<text:span text:style-name="T11"> Alguns passos são necessários para o estabelecimento de uma conexão VC</text:span></text:p>
      <text:p text:style-name="P8"><text:tab/>→<text:span text:style-name="T11"> VC Setup: A camada de transporte ele informa para a camada de rede o IP do receptor e <text:tab/>espera que a camada de Rede arrume o VC para começar a transmissão. Esse processo <text:tab/>envolve definir as rotas, enumerar os enlaces.</text:span></text:p>
      <text:p text:style-name="P8"><text:tab/>→<text:span text:style-name="T11"> Data transferer: aqui os dados são passados através dos caminhos criados pelo VC. </text:span></text:p>
      <text:p text:style-name="P8"><text:tab/>→<text:span text:style-name="T11"> VC teardown: o host origem ou o host destino informam à camda de rede que deseja <text:tab/>terminar a conexão. A camada de rede vai informar ao end system do outro lado que a <text:tab/>conexão vai terminar e após isso as tabelas de encaminhamento são atualizadas em cada <text:tab/>roteador para indicar que o VC não existe mais. </text:span></text:p>
      <text:p text:style-name="P8"/>
      <text:p text:style-name="P8">→<text:span text:style-name="T12"> Todos os roteadores envolvidos nesse processo têm total “consciência” de que estão participando desse processo.</text:span></text:p>
      <text:p text:style-name="P8"/>
      <text:p text:style-name="P6">4.2.2 Datagram Networks</text:p>
      <text:p text:style-name="P6"/>
      <text:p text:style-name="P9">→ Aqui não existe nenhuma conexão pré estabelecida para o fluxo de dados. Quando o pacote cai na Rede, ele apenas mostra o endereço de destino dele e o rotador que o recebe manda ele para o enlace apropriado, com base na tabela de encaminhamento que ele possui. </text:p>
      <text:p text:style-name="P9"/>
      <text:p text:style-name="P9">→ <text:span text:style-name="T13">Suponha um pacote chegando à um roteador. Esse roteador tem 4 enlaces nos um deve ser escolhido para que o pacote seja mandado. O pacote possui com ele um endereço de 32 bits. E o roteador pega esse número e tenta fazer um </text:span><text:span text:style-name="T4">match </text:span><text:span text:style-name="T13">com outros números binários que ele possui e que são direcionados para cada link. Caso dê match em algum, esse pacote é mandando para o respectivo enlace do número que ele foi testado. </text:span></text:p>
      <text:p text:style-name="P9"><text:tab/>→<text:span text:style-name="T13"> Caso ocorra o match entre mais de um número, é escolhido o match que tem o </text:span><text:span text:style-name="T4">maior <text:tab/>prefixo.</text:span></text:p>
      <text:p text:style-name="P16"/>
      <text:p text:style-name="P10">→ Essas tabelas de encaminhamento existentes em cada roteador, são atualizadas mais ou menos de <text:span text:style-name="T14">a cada 1 ou</text:span> 5 minutos pelos algoritmos de roteamento <text:span text:style-name="T14">(relativamente lentas)</text:span>. Diferente de um VC que atualiza a cada início e fim de conexão. </text:p>
      <text:p text:style-name="P10"><text:tab/>→ Um dos problemas que isso acarreta é de pacotes de um host A pegar rotas diferentes para um host B e chegarem de forma desordenada. </text:p>
      <text:p text:style-name="P10"/>
      <text:p text:style-name="P14">4.3 What’s Inside a Router?</text:p>
      <text:p text:style-name="P14"/>
      <text:p text:style-name="P17">→ Os termos fo<text:span text:style-name="T16">r</text:span>warding e switching são usados de maneira indiferente. </text:p>
      <text:p text:style-name="P17">→ Em um roteador genérico, são identificadas 4 partes principais:</text:p>
      <text:p text:style-name="P17"><text:soft-page-break/><text:tab/>→ <text:span text:style-name="T15">input port: aqui o pacote chega e a tabela de encaminhamento é consultada. Algumas <text:tab/>vezes pacotes de controle (pacotes transportando informações sobre protocolos de <text:tab/>roteamento) chegam por essa porta e são mandados para o Routing processor.</text:span></text:p>
      <text:p text:style-name="P18"><text:tab/>→<text:span text:style-name="T15"> switching fabric: pega os pacotes da porta de entrada e os joga para a porta de saída.</text:span></text:p>
      <text:p text:style-name="P18"><text:tab/>→<text:span text:style-name="T15"> output port: responsável por armazenar os pacotes e os enviar para o enlace de saída <text:tab/>correto.</text:span></text:p>
      <text:p text:style-name="P19"><text:tab/>→<text:span text:style-name="T15"> Routing processor: responsável por manter a tabela de encaminhamento, por computar <text:s/><text:tab/>essa tabela para o roteador.</text:span></text:p>
      <text:p text:style-name="P19"/>
      <text:p text:style-name="P19">→<text:span text:style-name="T16"> Existem basicamente duas funções em um roteador, são elas: </text:span><text:span text:style-name="T5">forwarding function</text:span><text:span text:style-name="T16"> e </text:span><text:span text:style-name="T5">routing functions. </text:span></text:p>
      <text:p text:style-name="P19"><text:span text:style-name="T5"><text:tab/>→ </text:span><text:span text:style-name="T16">Forwarding function: envolve input port, output port e o switching fabric e são <text:tab/>implementados em hardware. O motivo para isso é que é muito mais rápido do que <text:tab/>implementado em software. Ex.: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08:29:59.953284529</meta:creation-date>
    <dc:date>2017-09-27T10:42:46.235986724</dc:date>
    <meta:editing-duration>PT49M37S</meta:editing-duration>
    <meta:editing-cycles>7</meta:editing-cycles>
    <meta:generator>LibreOffice/5.1.6.2$Linux_X86_64 LibreOffice_project/10m0$Build-2</meta:generator>
    <meta:document-statistic meta:table-count="0" meta:image-count="0" meta:object-count="0" meta:page-count="3" meta:paragraph-count="47" meta:word-count="1103" meta:character-count="6458" meta:non-whitespace-character-count="5342"/>
  </office:meta>
</office:document-meta>
</file>